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afad2" draw:textarea-vertical-align="middle" draw:auto-grow-height="false"/>
    </style:style>
    <style:style style:name="gr2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color="#8b6914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2cm" svg:x="2cm" svg:y="1.5cm">
          <text:p text:style-name="P1"><text:span text:style-name="T1">GC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2cm" svg:x="7.2cm" svg:y="17.5cm">
          <text:p text:style-name="P1"><text:span text:style-name="T1">Sun-ce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2cm" svg:x="13.7cm" svg:y="11.7cm">
          <text:p text:style-name="P1"><text:span text:style-name="T1">Solar system</text:span></text:p>
          <text:p text:style-name="P1"><text:span text:style-name="T1">baryc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2cm" svg:x="10cm" svg:y="1.5cm">
          <text:p text:style-name="P2">EME2000 (J200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2cm" svg:x="14.5cm" svg:y="6.7cm">
          <text:p text:style-name="P1"><text:span text:style-name="T1">Earth-Moon</text:span></text:p>
          <text:p text:style-name="P1"><text:span text:style-name="T1">baryc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2cm" svg:x="5.5cm" svg:y="6.7cm">
          <text:p text:style-name="P1"><text:span text:style-name="T1">Moon-ce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.5cm" svg:x="11.7cm" svg:y="4cm">
          <text:p text:style-name="P4"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1" draw:text-style-name="P2" draw:layer="layout" svg:width="6cm" svg:height="2cm" svg:x="13.7cm" svg:y="17.5cm">
          <text:p text:style-name="P1"><text:span text:style-name="T1">Mercury-ce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cm" svg:height="1cm" svg:x="7cm" svg:y="2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cm" svg:height="2cm" svg:x="15.6cm" svg:y="9.2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5cm" svg:height="2cm" svg:x="23.2cm" svg:y="17.5cm">
          <text:p text:style-name="P1"><text:span text:style-name="T1">Pluto-ce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2cm" draw:transform="rotate (-0.523598775599386) translate (11.834cm 14.468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2cm" svg:x="15.7cm" svg:y="14.7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2cm" draw:transform="rotate (0.7853981633973) translate (20.079cm 15.286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1.035cm" svg:height="1cm" svg:x="20.7cm" svg:y="18cm">
          <draw:text-box>
            <text:p text:style-name="P1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9-24T12:46:18</dc:date>
    <meta:editing-cycles>8</meta:editing-cycles>
    <meta:editing-duration>PT35M57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